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1.965cm"/>
    </style:style>
    <style:style style:name="co4" style:family="table-column">
      <style:table-column-properties fo:break-before="auto" style:column-width="1.543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5" style:family="table-cell" style:parent-style-name="Default" style:data-style-name="N5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 style:data-style-name="N107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column table:style-name="co5" table:default-cell-style-name="ce3"/>
        <table:table-column table:style-name="co5" table:default-cell-style-name="ce7"/>
        <table:table-column table:style-name="co6" table:default-cell-style-name="Default"/>
        <table:table-row table:style-name="ro1">
          <table:table-cell/>
          <table:table-cell table:style-name="ce1" office:value-type="string" table:number-columns-spanned="5" table:number-rows-spanned="4">
            <text:p>Reading time resolutions available in oscilloscope.</text:p>
          </table:table-cell>
          <table:covered-table-cell table:style-name="ce4"/>
          <table:covered-table-cell table:style-name="Default"/>
          <table:covered-table-cell table:style-name="Default"/>
          <table:covered-table-cell table:style-name="Default"/>
          <table:table-cell table:style-name="ce8"/>
        </table:table-row>
        <table:table-row table:style-name="ro1">
          <table: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8"/>
        </table:table-row>
        <table:table-row table:style-name="ro1">
          <table: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8"/>
        </table:table-row>
        <table:table-row table:style-name="ro1">
          <table: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8"/>
        </table:table-row>
        <table:table-row table:style-name="ro1">
          <table:table-cell/>
          <table:table-cell table:style-name="Default" table:number-columns-repeated="5"/>
          <table:table-cell table:style-name="ce8"/>
        </table:table-row>
        <table:table-row table:style-name="ro1">
          <table:table-cell/>
          <table:table-cell table:style-name="Default" table:number-columns-repeated="5"/>
          <table:table-cell table:style-name="ce8"/>
        </table:table-row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2" office:value-type="string">
            <text:p>no</text:p>
          </table:table-cell>
          <table:table-cell table:style-name="ce2" office:value-type="string">
            <text:p>frequency in khz</text:p>
          </table:table-cell>
          <table:table-cell table:style-name="ce2" office:value-type="string">
            <text:p>divider</text:p>
          </table:table-cell>
          <table:table-cell table:style-name="ce2" office:value-type="string">
            <text:p>string in settings segment</text:p>
          </table:table-cell>
          <table:table-cell table:style-name="ce2" office:value-type="string">
            <text:p>full screen reading time in seconds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54000">
            <text:p>54 000,00</text:p>
          </table:table-cell>
          <table:table-cell table:formula="of:=108000/[.C10]" office:value-type="float" office:value="2">
            <text:p>2</text:p>
          </table:table-cell>
          <table:table-cell office:value-type="string">
            <text:p>54 Mhz</text:p>
          </table:table-cell>
          <table:table-cell table:formula="of:=1280*14/[.C10]/1000" office:value-type="float" office:value="0.000331851851851852">
            <text:p>0,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1600">
            <text:p>21 600,00</text:p>
          </table:table-cell>
          <table:table-cell table:formula="of:=108000/[.C11]" office:value-type="float" office:value="5">
            <text:p>5</text:p>
          </table:table-cell>
          <table:table-cell office:value-type="string">
            <text:p>21.6 Mhz</text:p>
          </table:table-cell>
          <table:table-cell table:formula="of:=1280*14/[.C11]/1000" office:value-type="float" office:value="0.00082962962962963">
            <text:p>0,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800">
            <text:p>10 800,00</text:p>
          </table:table-cell>
          <table:table-cell table:formula="of:=108000/[.C12]" office:value-type="float" office:value="10">
            <text:p>10</text:p>
          </table:table-cell>
          <table:table-cell office:value-type="string">
            <text:p>10.8 Mhz</text:p>
          </table:table-cell>
          <table:table-cell table:formula="of:=1280*14/[.C12]/1000" office:value-type="float" office:value="0.00165925925925926">
            <text:p>0,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400">
            <text:p>5 400,00</text:p>
          </table:table-cell>
          <table:table-cell table:formula="of:=108000/[.C13]" office:value-type="float" office:value="20">
            <text:p>20</text:p>
          </table:table-cell>
          <table:table-cell office:value-type="string">
            <text:p>5.4 Mhz</text:p>
          </table:table-cell>
          <table:table-cell table:formula="of:=1280*14/[.C13]/1000" office:value-type="float" office:value="0.00331851851851852">
            <text:p>0,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000">
            <text:p>1 000,00</text:p>
          </table:table-cell>
          <table:table-cell table:formula="of:=108000/[.C14]" office:value-type="float" office:value="108">
            <text:p>108</text:p>
          </table:table-cell>
          <table:table-cell office:value-type="string">
            <text:p>1 Mhz</text:p>
          </table:table-cell>
          <table:table-cell table:formula="of:=1280*14/[.C14]/1000" office:value-type="float" office:value="0.01792">
            <text:p>0,0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500">
            <text:p>500,00</text:p>
          </table:table-cell>
          <table:table-cell table:formula="of:=108000/[.C15]" office:value-type="float" office:value="216">
            <text:p>216</text:p>
          </table:table-cell>
          <table:table-cell office:value-type="string">
            <text:p>500 khz</text:p>
          </table:table-cell>
          <table:table-cell table:formula="of:=1280*14/[.C15]/1000" office:value-type="float" office:value="0.03584">
            <text:p>0,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0">
            <text:p>250,00</text:p>
          </table:table-cell>
          <table:table-cell table:formula="of:=108000/[.C16]" office:value-type="float" office:value="432">
            <text:p>432</text:p>
          </table:table-cell>
          <table:table-cell office:value-type="string">
            <text:p>250 khz</text:p>
          </table:table-cell>
          <table:table-cell table:formula="of:=1280*14/[.C16]/1000" office:value-type="float" office:value="0.07168">
            <text:p>0,1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00">
            <text:p>100,00</text:p>
          </table:table-cell>
          <table:table-cell table:formula="of:=108000/[.C17]" office:value-type="float" office:value="1080">
            <text:p>1080</text:p>
          </table:table-cell>
          <table:table-cell office:value-type="string">
            <text:p>100 khz</text:p>
          </table:table-cell>
          <table:table-cell table:formula="of:=1280*14/[.C17]/1000" office:value-type="float" office:value="0.1792">
            <text:p>0,2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0">
            <text:p>50,00</text:p>
          </table:table-cell>
          <table:table-cell table:formula="of:=108000/[.C18]" office:value-type="float" office:value="2160">
            <text:p>2160</text:p>
          </table:table-cell>
          <table:table-cell office:value-type="string">
            <text:p>50 khz</text:p>
          </table:table-cell>
          <table:table-cell table:formula="of:=1280*14/[.C18]/1000" office:value-type="float" office:value="0.3584">
            <text:p>0,4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5">
            <text:p>25,00</text:p>
          </table:table-cell>
          <table:table-cell table:formula="of:=108000/[.C19]" office:value-type="float" office:value="4320">
            <text:p>4320</text:p>
          </table:table-cell>
          <table:table-cell office:value-type="string">
            <text:p>25 khz</text:p>
          </table:table-cell>
          <table:table-cell table:formula="of:=1280*14/[.C19]/1000" office:value-type="float" office:value="0.7168">
            <text:p>0,7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0">
            <text:p>10,00</text:p>
          </table:table-cell>
          <table:table-cell table:formula="of:=108000/[.C20]" office:value-type="float" office:value="10800">
            <text:p>10800</text:p>
          </table:table-cell>
          <table:table-cell office:value-type="string">
            <text:p>10 khz</text:p>
          </table:table-cell>
          <table:table-cell table:formula="of:=1280*14/[.C20]/1000" office:value-type="float" office:value="1.792">
            <text:p>1,8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5">
            <text:p>5,00</text:p>
          </table:table-cell>
          <table:table-cell table:formula="of:=108000/[.C21]" office:value-type="float" office:value="21600">
            <text:p>21600</text:p>
          </table:table-cell>
          <table:table-cell office:value-type="string">
            <text:p>5 khz</text:p>
          </table:table-cell>
          <table:table-cell table:formula="of:=1280*14/[.C21]/1000" office:value-type="float" office:value="3.584">
            <text:p>3,6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.5">
            <text:p>2,50</text:p>
          </table:table-cell>
          <table:table-cell table:formula="of:=108000/[.C22]" office:value-type="float" office:value="43200">
            <text:p>43200</text:p>
          </table:table-cell>
          <table:table-cell office:value-type="string">
            <text:p>2.5 khz</text:p>
          </table:table-cell>
          <table:table-cell table:formula="of:=1280*14/[.C22]/1000" office:value-type="float" office:value="7.168">
            <text:p>7,2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,00</text:p>
          </table:table-cell>
          <table:table-cell table:formula="of:=108000/[.C23]" office:value-type="float" office:value="108000">
            <text:p>108000</text:p>
          </table:table-cell>
          <table:table-cell office:value-type="string">
            <text:p>1 khz</text:p>
          </table:table-cell>
          <table:table-cell table:formula="of:=1280*14/[.C23]/1000" office:value-type="float" office:value="17.92">
            <text:p>17,9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.5">
            <text:p>,50</text:p>
          </table:table-cell>
          <table:table-cell table:formula="of:=108000/[.C24]" office:value-type="float" office:value="216000">
            <text:p>216000</text:p>
          </table:table-cell>
          <table:table-cell office:value-type="string">
            <text:p>500 hz</text:p>
          </table:table-cell>
          <table:table-cell table:formula="of:=1280*14/[.C24]/1000" office:value-type="float" office:value="35.84">
            <text:p>35,8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25">
            <text:p>,25</text:p>
          </table:table-cell>
          <table:table-cell table:formula="of:=108000/[.C25]" office:value-type="float" office:value="432000">
            <text:p>432000</text:p>
          </table:table-cell>
          <table:table-cell office:value-type="string">
            <text:p>250 hz</text:p>
          </table:table-cell>
          <table:table-cell table:formula="of:=1280*14/[.C25]/1000" office:value-type="float" office:value="71.68">
            <text:p>71,7</text:p>
          </table:table-cell>
          <table:table-cell/>
        </table:table-row>
      </table:table>
      <table:table table:name="Arkusz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9">29.05.2011</text:date>, <text:time>18:25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n Osowski</meta:initial-creator>
    <meta:creation-date>2011-05-29T17:07:05</meta:creation-date>
    <dc:date>2011-05-29T18:24:59</dc:date>
    <dc:creator>Marcin Osowski</dc:creator>
    <meta:editing-duration>PT00H44M11S</meta:editing-duration>
    <meta:editing-cycles>4</meta:editing-cycles>
    <meta:generator>OpenOffice.org/3.2$Unix OpenOffice.org_project/320m12$Build-9483</meta:generator>
    <meta:document-statistic meta:table-count="3" meta:cell-count="86" meta:object-count="0"/>
  </office:meta>
</office:document-meta>
</file>